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b3b9c5" style:font-name="Droid Sans Mono" fo:font-size="10.5pt" fo:font-weight="normal" fo:background-color="#2d2d2d"/>
    </style:style>
    <style:style style:name="P2" style:family="paragraph" style:parent-style-name="Standard">
      <style:text-properties fo:color="#b3b9c5" style:font-name="Droid Sans Mono" fo:font-size="10.5pt" fo:font-weight="normal" officeooo:paragraph-rsid="000401db" fo:background-color="#2d2d2d"/>
    </style:style>
    <style:style style:name="P3" style:family="paragraph" style:parent-style-name="Standard">
      <style:paragraph-properties style:line-height-at-least="0.503cm"/>
      <style:text-properties fo:color="#d5d8df" style:font-name="Droid Sans Mono" fo:font-size="10.5pt" fo:font-weight="normal" fo:background-color="#2d2d2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92d192" style:font-name="Droid Sans Mono" fo:font-size="10.5pt" fo:font-weight="normal" fo:background-color="#2d2d2d"/>
    </style:style>
    <style:style style:name="P6" style:family="paragraph" style:parent-style-name="Standard">
      <style:text-properties fo:font-variant="normal" fo:text-transform="none" fo:color="#292929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7" style:family="paragraph" style:parent-style-name="Standard">
      <style:text-properties officeooo:paragraph-rsid="000401db"/>
    </style:style>
    <style:style style:name="P8" style:family="paragraph" style:parent-style-name="Standard">
      <style:paragraph-properties style:line-height-at-least="0.503cm"/>
      <style:text-properties fo:color="#ffeea6" style:font-name="Droid Sans Mono" fo:font-size="10.5pt" fo:font-weight="normal" fo:background-color="#2d2d2d"/>
    </style:style>
    <style:style style:name="P9" style:family="paragraph" style:parent-style-name="Text_20_body">
      <style:paragraph-properties style:line-height-at-least="0.503cm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10" style:family="paragraph" style:parent-style-name="Text_20_body">
      <style:paragraph-properties style:line-height-at-least="0.503cm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bold" style:text-blinking="false" fo:background-color="#ffffff" style:font-weight-asian="bold" style:font-weight-complex="bold"/>
    </style:style>
    <style:style style:name="P11" style:family="paragraph" style:parent-style-name="Text_20_body">
      <style:text-properties fo:font-weight="normal"/>
    </style:style>
    <style:style style:name="P12" style:family="paragraph" style:parent-style-name="Text_20_body">
      <style:paragraph-properties fo:margin-top="0cm" fo:margin-bottom="0cm" loext:contextual-spacing="false" fo:line-height="128%" style:writing-mode="lr-tb"/>
      <style:text-properties fo:font-weight="normal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292929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T1" style:family="text">
      <style:text-properties fo:color="#abb2bf"/>
    </style:style>
    <style:style style:name="T2" style:family="text">
      <style:text-properties fo:color="#abb2bf" style:font-name="Droid Sans Mono" fo:font-size="10.5pt" fo:background-color="#2d2d2d" loext:char-shading-value="0"/>
    </style:style>
    <style:style style:name="T3" style:family="text">
      <style:text-properties fo:color="#abb2bf" officeooo:rsid="000401db"/>
    </style:style>
    <style:style style:name="T4" style:family="text">
      <style:text-properties fo:color="#6ab0f3"/>
    </style:style>
    <style:style style:name="T5" style:family="text">
      <style:text-properties fo:color="#ffd479"/>
    </style:style>
    <style:style style:name="T6" style:family="text">
      <style:text-properties fo:color="#777c85"/>
    </style:style>
    <style:style style:name="T7" style:family="text">
      <style:text-properties fo:color="#92d192"/>
    </style:style>
    <style:style style:name="T8" style:family="text">
      <style:text-properties fo:color="#ffeea6"/>
    </style:style>
    <style:style style:name="T9" style:family="text">
      <style:text-properties fo:color="#f2777a"/>
    </style:style>
    <style:style style:name="T10" style:family="text">
      <style:text-properties fo:color="#ac8d58"/>
    </style:style>
    <style:style style:name="T11" style:family="text">
      <style:text-properties fo:color="#d5d8df"/>
    </style:style>
    <style:style style:name="T12" style:family="text">
      <style:text-properties fo:color="#fca369"/>
    </style:style>
    <style:style style:name="T13" style:family="text">
      <style:text-properties fo:color="#ffffff"/>
    </style:style>
    <style:style style:name="T14" style:family="text">
      <style:text-properties fo:font-variant="normal" fo:text-transform="none" fo:color="#000000" style:text-line-through-style="none" style:text-line-through-type="none" style:font-name="Cambria" fo:font-size="11pt" fo:font-style="italic" style:text-underline-style="none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7" style:family="text">
      <style:text-properties fo:font-variant="normal" fo:text-transform="none" fo:color="#abb2bf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8" style:family="text">
      <style:text-properties fo:font-variant="normal" fo:text-transform="none" fo:color="#6ab0f3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9" style:family="text">
      <style:text-properties officeooo:rsid="000401d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9"><text:bookmark text:name="docs-internal-guid-ed6260f2-7fff-4155-dacc-2567d40df53a"/><text:span text:style-name="T19">1.</text:span>Write a JavaScript program to sort the items of an array.</text:p>
      <text:p text:style-name="P12"><text:span text:style-name="T14">Sample array</text:span><text:span text:style-name="T16">: var arr1 = [ 4, 6, 7, 8, 2, 1, -2 ];</text:span></text:p>
      <text:p text:style-name="P11"><text:span text:style-name="T14">Sample Output</text:span><text:span text:style-name="T16">: -2, 1, 2, 4, 6, 7, 8</text:span></text:p>
      <text:p text:style-name="P1"><text:span text:style-name="T1"/></text:p>
      <text:p text:style-name="P1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const</text:span> <text:span text:style-name="T9">arr1</text:span><text:span text:style-name="T10">=</text:span><text:span text:style-name="T11">[</text:span><text:span text:style-name="T10">-</text:span><text:span text:style-name="T12">3</text:span><text:span text:style-name="T6">,</text:span><text:span text:style-name="T12">8</text:span><text:span text:style-name="T6">,</text:span><text:span text:style-name="T12">7</text:span><text:span text:style-name="T6">,</text:span><text:span text:style-name="T12">6</text:span><text:span text:style-name="T6">,</text:span><text:span text:style-name="T12">5</text:span><text:span text:style-name="T6">,</text:span><text:span text:style-name="T10">-</text:span><text:span text:style-name="T12">4</text:span><text:span text:style-name="T6">,</text:span><text:span text:style-name="T12">3</text:span><text:span text:style-name="T6">,</text:span><text:span text:style-name="T12">2</text:span><text:span text:style-name="T6">,</text:span><text:span text:style-name="T12">1</text:span><text:span text:style-name="T11">];</text:span></text:p>
      <text:p text:style-name="P1"><text:span text:style-name="T8">const</text:span> <text:span text:style-name="T9">arr2</text:span><text:span text:style-name="T10">=</text:span><text:span text:style-name="T11">[];</text:span></text:p>
      <text:p text:style-name="P1"><text:span text:style-name="T8">let</text:span> <text:span text:style-name="T9">min</text:span><text:span text:style-name="T10">=</text:span><text:span text:style-name="T9">arr1</text:span><text:span text:style-name="T11">[</text:span><text:span text:style-name="T12">0</text:span><text:span text:style-name="T11">];</text:span></text:p>
      <text:p text:style-name="P1"><text:span text:style-name="T8">let</text:span> <text:span text:style-name="T9">pos</text:span><text:span text:style-name="T11">;</text:span></text:p>
      <text:p text:style-name="P1"><text:span text:style-name="T8">var</text:span> <text:span text:style-name="T9">max</text:span><text:span text:style-name="T10">=</text:span><text:span text:style-name="T9">arr1</text:span><text:span text:style-name="T11">[</text:span><text:span text:style-name="T12">0</text:span><text:span text:style-name="T11">];</text:span></text:p>
      <text:p text:style-name="P1"><text:span text:style-name="T8">for</text:span> <text:span text:style-name="T11">(</text:span><text:span text:style-name="T9">i</text:span><text:span text:style-name="T10">=</text:span><text:span text:style-name="T12">0</text:span><text:span text:style-name="T11">;</text:span> <text:span text:style-name="T9">i</text:span><text:span text:style-name="T10">&lt;</text:span><text:span text:style-name="T9">arr1</text:span><text:span text:style-name="T10">.</text:span>length<text:span text:style-name="T11">;</text:span> <text:span text:style-name="T9">i</text:span><text:span text:style-name="T10">++</text:span><text:span text:style-name="T11">)</text:span></text:p>
      <text:p text:style-name="P3">{</text:p>
      <text:p text:style-name="P1"><text:span text:style-name="T8">if</text:span> <text:span text:style-name="T11">(</text:span><text:span text:style-name="T9">max</text:span><text:span text:style-name="T10">&lt;</text:span><text:span text:style-name="T9">arr1</text:span><text:span text:style-name="T11">[</text:span><text:span text:style-name="T9">i</text:span><text:span text:style-name="T11">])</text:span> <text:span text:style-name="T9">max</text:span><text:span text:style-name="T10">=</text:span><text:span text:style-name="T9">arr1</text:span><text:span text:style-name="T11">[</text:span><text:span text:style-name="T9">i</text:span><text:span text:style-name="T11">];</text:span></text:p>
      <text:p text:style-name="P3">}</text:p>
      <text:p text:style-name="P4"/>
      <text:p text:style-name="P1"><text:span text:style-name="T8">for</text:span> <text:span text:style-name="T11">(</text:span><text:span text:style-name="T8">var</text:span> 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arr1</text:span><text:span text:style-name="T10">.</text:span>length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8">for</text:span> <text:span text:style-name="T11">(</text:span><text:span text:style-name="T8">let</text:span> <text:span text:style-name="T9">j</text:span><text:span text:style-name="T10">=</text:span><text:span text:style-name="T12">0</text:span><text:span text:style-name="T11">;</text:span><text:span text:style-name="T9">j</text:span><text:span text:style-name="T10">&lt;</text:span><text:span text:style-name="T9">arr1</text:span><text:span text:style-name="T10">.</text:span>length<text:span text:style-name="T11">;</text:span><text:span text:style-name="T9">j</text:span><text:span text:style-name="T10">++</text:span><text:span text:style-name="T11">)</text:span></text:p>
      <text:p text:style-name="P3">{</text:p>
      <text:p text:style-name="P1"><text:span text:style-name="T8">if</text:span> <text:span text:style-name="T11">(</text:span><text:span text:style-name="T9">arr1</text:span><text:span text:style-name="T11">[</text:span><text:span text:style-name="T9">j</text:span><text:span text:style-name="T11">]</text:span><text:span text:style-name="T10">!=</text:span><text:span text:style-name="T7">"x"</text:span><text:span text:style-name="T11">)</text:span></text:p>
      <text:p text:style-name="P3">{</text:p>
      <text:p text:style-name="P1"><text:span text:style-name="T8">if</text:span> <text:span text:style-name="T11">(</text:span><text:span text:style-name="T9">min</text:span><text:span text:style-name="T10">&gt;</text:span><text:span text:style-name="T9">arr1</text:span><text:span text:style-name="T11">[</text:span><text:span text:style-name="T9">j</text:span><text:span text:style-name="T11">])</text:span> </text:p>
      <text:p text:style-name="P3">{</text:p>
      <text:p text:style-name="P1"><text:span text:style-name="T9">min</text:span><text:span text:style-name="T10">=</text:span><text:span text:style-name="T9">arr1</text:span><text:span text:style-name="T11">[</text:span><text:span text:style-name="T9">j</text:span><text:span text:style-name="T11">];</text:span></text:p>
      <text:p text:style-name="P1"><text:span text:style-name="T9">pos</text:span><text:span text:style-name="T10">=</text:span><text:span text:style-name="T9">j</text:span><text:span text:style-name="T11">;</text:span></text:p>
      <text:p text:style-name="P3">}</text:p>
      <text:p text:style-name="P3">}</text:p>
      <text:p text:style-name="P3">}</text:p>
      <text:p text:style-name="P1"><text:span text:style-name="T9">arr2</text:span><text:span text:style-name="T11">[</text:span><text:span text:style-name="T9">i</text:span><text:span text:style-name="T11">]</text:span><text:span text:style-name="T10">=</text:span><text:span text:style-name="T9">min</text:span><text:span text:style-name="T11">;</text:span></text:p>
      <text:p text:style-name="P1"><text:span text:style-name="T9">arr1</text:span><text:span text:style-name="T11">[</text:span><text:span text:style-name="T9">pos</text:span><text:span text:style-name="T11">]</text:span><text:span text:style-name="T10">=</text:span><text:span text:style-name="T7">"x"</text:span><text:span text:style-name="T11">;</text:span></text:p>
      <text:p text:style-name="P1"><text:span text:style-name="T9">min</text:span><text:span text:style-name="T10">=</text:span><text:span text:style-name="T9">max</text:span><text:span text:style-name="T11">;</text:span></text:p>
      <text:p text:style-name="P3">}</text:p>
      <text:p text:style-name="P1"><text:span text:style-name="T9">console</text:span><text:span text:style-name="T10">.</text:span><text:span text:style-name="T13">log</text:span><text:span text:style-name="T11">(</text:span><text:span text:style-name="T9">arr2</text:span><text:span text:style-name="T11">);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1"><text:span text:style-name="T1"/></text:p>
      <text:p text:style-name="P1"><text:span text:style-name="T1"/></text:p>
      <text:p text:style-name="P10"><text:bookmark text:name="docs-internal-guid-dbf970f2-7fff-dcf4-02cf-e016a8aa9751"/><text:soft-page-break/><text:span text:style-name="T3">2.</text:span><text:span text:style-name="T1">Write a JavaScript program to find the most frequent item of an array</text:span></text:p>
      <text:p text:style-name="P12"><text:span text:style-name="T14">Sample array</text:span><text:span text:style-name="T16">: var arr1= [1, 'a', 'a', 2, 3, 'a', 3, 'a', 2, 4, 9, ‘a’];</text:span></text:p>
      <text:p text:style-name="P11"><text:span text:style-name="T14">Sample Output</text:span><text:span text:style-name="T16">: a (5times)</text:span></text:p>
      <text:p text:style-name="Standard"/>
      <text:p text:style-name="Standard"/>
      <text:p text:style-name="Standard"/>
      <text:p text:style-name="P1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utf-8</text:span> <text:span text:style-name="T1">/&gt;</text:span></text:p>
      <text:p text:style-name="P1"><text:span text:style-name="T1">&lt;</text:span><text:span text:style-name="T4">title</text:span><text:span text:style-name="T1">&gt;</text:span>Write a JavaScript program to sort the items of an array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var</text:span> <text:span text:style-name="T9">arr1</text:span> <text:span text:style-name="T10">=</text:span> <text:span text:style-name="T11">[</text:span><text:span text:style-name="T12">1</text:span><text:span text:style-name="T6">,</text:span> <text:span text:style-name="T7">'a'</text:span><text:span text:style-name="T6">,</text:span> <text:span text:style-name="T7">'a'</text:span><text:span text:style-name="T6">,</text:span> <text:span text:style-name="T12">2</text:span><text:span text:style-name="T6">,</text:span> <text:span text:style-name="T12">3</text:span><text:span text:style-name="T6">,</text:span> <text:span text:style-name="T7">'a'</text:span><text:span text:style-name="T6">,</text:span> <text:span text:style-name="T12">3</text:span><text:span text:style-name="T6">,</text:span> <text:span text:style-name="T7">'a'</text:span><text:span text:style-name="T6">,</text:span> <text:span text:style-name="T12">2</text:span><text:span text:style-name="T6">,</text:span> <text:span text:style-name="T12">4</text:span><text:span text:style-name="T6">,</text:span> <text:span text:style-name="T12">9</text:span><text:span text:style-name="T6">,</text:span> <text:span text:style-name="T7">'a'</text:span><text:span text:style-name="T11">];</text:span></text:p>
      <text:p text:style-name="P1"><text:span text:style-name="T8">var</text:span> <text:span text:style-name="T9">mf</text:span> <text:span text:style-name="T10">=</text:span> <text:span text:style-name="T12">1</text:span><text:span text:style-name="T11">;</text:span></text:p>
      <text:p text:style-name="P1"><text:span text:style-name="T8">var</text:span> <text:span text:style-name="T9">m</text:span> <text:span text:style-name="T10">=</text:span> <text:span text:style-name="T12">0</text:span><text:span text:style-name="T11">;</text:span></text:p>
      <text:p text:style-name="P1"><text:span text:style-name="T8">var</text:span> <text:span text:style-name="T9">item</text:span><text:span text:style-name="T11">;</text:span></text:p>
      <text:p text:style-name="P4"/>
      <text:p text:style-name="P1"><text:span text:style-name="T8">for</text:span> <text:span text:style-name="T11">(</text:span><text:span text:style-name="T8">var</text:span> <text:span text:style-name="T9">i</text:span> <text:span text:style-name="T10">=</text:span> <text:span text:style-name="T12">0</text:span><text:span text:style-name="T11">;</text:span> <text:span text:style-name="T9">i</text:span> <text:span text:style-name="T10">&lt;</text:span> <text:span text:style-name="T9">arr1</text:span><text:span text:style-name="T10">.</text:span>length<text:span text:style-name="T11">;</text:span> <text:span text:style-name="T9">i</text:span><text:span text:style-name="T10">++</text:span><text:span text:style-name="T11">)</text:span> <text:span text:style-name="T11">{</text:span></text:p>
      <text:p text:style-name="P1"><text:span text:style-name="T8">for</text:span> <text:span text:style-name="T11">(</text:span><text:span text:style-name="T8">var</text:span> <text:span text:style-name="T9">j</text:span> <text:span text:style-name="T10">=</text:span> <text:span text:style-name="T9">i</text:span><text:span text:style-name="T11">;</text:span> <text:span text:style-name="T9">j</text:span> <text:span text:style-name="T10">&lt;</text:span> <text:span text:style-name="T9">arr1</text:span><text:span text:style-name="T10">.</text:span>length<text:span text:style-name="T11">;</text:span> <text:span text:style-name="T9">j</text:span><text:span text:style-name="T10">++</text:span><text:span text:style-name="T11">)</text:span> <text:span text:style-name="T11">{</text:span></text:p>
      <text:p text:style-name="P1"><text:span text:style-name="T8">if</text:span> <text:span text:style-name="T11">(</text:span><text:span text:style-name="T9">arr1</text:span><text:span text:style-name="T11">[</text:span><text:span text:style-name="T9">i</text:span><text:span text:style-name="T11">]</text:span> <text:span text:style-name="T10">==</text:span> <text:span text:style-name="T9">arr1</text:span><text:span text:style-name="T11">[</text:span><text:span text:style-name="T9">j</text:span><text:span text:style-name="T11">])</text:span> <text:span text:style-name="T9">m</text:span><text:span text:style-name="T10">++</text:span><text:span text:style-name="T11">;</text:span></text:p>
      <text:p text:style-name="P1"><text:span text:style-name="T8">if</text:span> <text:span text:style-name="T11">(</text:span><text:span text:style-name="T9">mf</text:span> <text:span text:style-name="T10">&lt;</text:span> <text:span text:style-name="T9">m</text:span><text:span text:style-name="T11">)</text:span> <text:span text:style-name="T11">{</text:span></text:p>
      <text:p text:style-name="P1"><text:span text:style-name="T9">mf</text:span> <text:span text:style-name="T10">=</text:span> <text:span text:style-name="T9">m</text:span><text:span text:style-name="T11">;</text:span></text:p>
      <text:p text:style-name="P1"><text:span text:style-name="T9">item</text:span> <text:span text:style-name="T10">=</text:span> <text:span text:style-name="T9">arr1</text:span><text:span text:style-name="T11">[</text:span><text:span text:style-name="T9">i</text:span><text:span text:style-name="T11">];</text:span></text:p>
      <text:p text:style-name="P3">}</text:p>
      <text:p text:style-name="P3">}</text:p>
      <text:p text:style-name="P4"/>
      <text:p text:style-name="P1"><text:span text:style-name="T9">m</text:span> <text:span text:style-name="T10">=</text:span> <text:span text:style-name="T12">0</text:span><text:span text:style-name="T11">;</text:span></text:p>
      <text:p text:style-name="P3">}</text:p>
      <text:p text:style-name="P4"/>
      <text:p text:style-name="P1"><text:span text:style-name="T13">alert</text:span><text:span text:style-name="T11">(</text:span><text:span text:style-name="T9">item</text:span> <text:span text:style-name="T10">+</text:span> <text:span text:style-name="T7">" ( "</text:span> <text:span text:style-name="T10">+</text:span> <text:span text:style-name="T9">mf</text:span> <text:span text:style-name="T10">+</text:span> <text:span text:style-name="T7">" times ) "</text:span><text:span text:style-name="T11">);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3"><text:bookmark text:name="docs-internal-guid-80f79240-7fff-b549-e7b0-0493a776f871"/><text:span text:style-name="T19">3a. </text:span>Write a JavaScript program that compares two arrays and returns true if they are identical.</text:p>
      <text:p text:style-name="Standard"/>
      <text:p text:style-name="Standard"/>
      <text:p text:style-name="P1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 </text:p>
      <text:p text:style-name="P1"><text:span text:style-name="T5">style</text:span><text:span text:style-name="T6">=</text:span><text:span text:style-name="T7">"text-align:center;"</text:span> <text:span text:style-name="T5">id</text:span><text:span text:style-name="T6">=</text:span><text:span text:style-name="T7">"body"</text:span><text:span text:style-name="T1">&gt;</text:span></text:p>
      <text:p text:style-name="P1"><text:span text:style-name="T1">&lt;</text:span><text:span text:style-name="T4">h1</text:span> <text:span text:style-name="T5">style</text:span><text:span text:style-name="T6">=</text:span><text:span text:style-name="T7">"color:green;"</text:span><text:span text:style-name="T1">&gt;</text:span> </text:p>
      <text:p text:style-name="P1">Split </text:p>
      <text:p text:style-name="P1"><text:span text:style-name="T1">&lt;/</text:span><text:span text:style-name="T4">h1</text:span><text:span text:style-name="T1">&gt;</text:span></text:p>
      <text:p text:style-name="P1"><text:span text:style-name="T1">&lt;</text:span><text:span text:style-name="T4">p</text:span> <text:span text:style-name="T5">id</text:span><text:span text:style-name="T6">=</text:span><text:span text:style-name="T7">"GFG_UP"</text:span> <text:span text:style-name="T5">style</text:span><text:span text:style-name="T6">=</text:span><text:span text:style-name="T7">"font-size: 16px;"</text:span><text:span text:style-name="T1">&gt;</text:span></text:p>
      <text:p text:style-name="P1"><text:span text:style-name="T1">&lt;/</text:span><text:span text:style-name="T4">p</text:span><text:span text:style-name="T1">&gt;</text:span></text:p>
      <text:p text:style-name="P1"><text:span text:style-name="T1">&lt;</text:span><text:span text:style-name="T4">button</text:span> <text:span text:style-name="T5">onclick</text:span><text:span text:style-name="T6">=</text:span><text:span text:style-name="T7">"</text:span><text:span text:style-name="T13">gfg_Run</text:span><text:span text:style-name="T11">()</text:span><text:span text:style-name="T7">"</text:span><text:span text:style-name="T1">&gt;</text:span></text:p>
      <text:p text:style-name="P1">click here</text:p>
      <text:p text:style-name="P1"><text:span text:style-name="T1">&lt;/</text:span><text:span text:style-name="T4">button</text:span><text:span text:style-name="T1">&gt;</text:span></text:p>
      <text:p text:style-name="P1"><text:span text:style-name="T1">&lt;</text:span><text:span text:style-name="T4">p</text:span> <text:span text:style-name="T5">id</text:span><text:span text:style-name="T6">=</text:span><text:span text:style-name="T7">"GFG_DOWN"</text:span> <text:span text:style-name="T5">style</text:span><text:span text:style-name="T6">=</text:span><text:span text:style-name="T7">"color:green;</text:span></text:p>
      <text:p text:style-name="P5">font-size: 20px; </text:p>
      <text:p text:style-name="P1"><text:span text:style-name="T7">font-weight: bold;"</text:span><text:span text:style-name="T1">&gt;</text:span></text:p>
      <text:p text:style-name="P1"><text:span text:style-name="T1">&lt;/</text:span><text:span text:style-name="T4">p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var</text:span> <text:span text:style-name="T9">el_up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GFG_UP"</text:span><text:span text:style-name="T11">);</text:span></text:p>
      <text:p text:style-name="P1"><text:span text:style-name="T8">var</text:span> <text:span text:style-name="T9">el_down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GFG_DOWN"</text:span><text:span text:style-name="T11">);</text:span></text:p>
      <text:p text:style-name="P1"><text:span text:style-name="T8">var</text:span> <text:span text:style-name="T9">i</text:span><text:span text:style-name="T6">,</text:span> <text:span text:style-name="T9">j</text:span><text:span text:style-name="T6">,</text:span> <text:span text:style-name="T9">chunk</text:span> <text:span text:style-name="T10">=</text:span> <text:span text:style-name="T12">5</text:span><text:span text:style-name="T11">;</text:span></text:p>
      <text:p text:style-name="P1"><text:span text:style-name="T8">var</text:span> <text:span text:style-name="T9">array</text:span> <text:span text:style-name="T10">=</text:span> <text:span text:style-name="T11">[</text:span><text:span text:style-name="T12">1</text:span><text:span text:style-name="T6">,</text:span> <text:span text:style-name="T12">2</text:span><text:span text:style-name="T6">,</text:span> <text:span text:style-name="T12">3</text:span><text:span text:style-name="T6">,</text:span> <text:span text:style-name="T12">4</text:span><text:span text:style-name="T6">,</text:span> <text:span text:style-name="T12">5</text:span><text:span text:style-name="T6">,</text:span> <text:span text:style-name="T12">6</text:span><text:span text:style-name="T6">,</text:span> <text:span text:style-name="T12">7</text:span><text:span text:style-name="T6">,</text:span> <text:span text:style-name="T12">8</text:span><text:span text:style-name="T11">];</text:span></text:p>
      <text:p text:style-name="P1"><text:span text:style-name="T9">el_up</text:span><text:span text:style-name="T10">.</text:span><text:span text:style-name="T1">innerHTML</text:span> <text:span text:style-name="T10">=</text:span> <text:span text:style-name="T9">array</text:span><text:span text:style-name="T11">;</text:span></text:p>
      <text:p text:style-name="P1"><text:span text:style-name="T8">function</text:span> <text:span text:style-name="T13">gfg_Run</text:span><text:span text:style-name="T11">()</text:span> <text:span text:style-name="T11">{</text:span></text:p>
      <text:p text:style-name="P1"><text:span text:style-name="T8">var</text:span> <text:span text:style-name="T9">array1</text:span> <text:span text:style-name="T10">=</text:span> </text:p>
      <text:p text:style-name="P1"><text:span text:style-name="T9">array</text:span><text:span text:style-name="T10">.</text:span><text:span text:style-name="T13">slice</text:span><text:span text:style-name="T11">(</text:span><text:span text:style-name="T12">0</text:span><text:span text:style-name="T6">,</text:span> <text:span text:style-name="T9">chunk</text:span><text:span text:style-name="T11">);</text:span></text:p>
      <text:p text:style-name="P1"><text:span text:style-name="T8">var</text:span> <text:span text:style-name="T9">array2</text:span> <text:span text:style-name="T10">=</text:span></text:p>
      <text:p text:style-name="P1"><text:span text:style-name="T9">array</text:span><text:span text:style-name="T10">.</text:span><text:span text:style-name="T13">slice</text:span><text:span text:style-name="T11">(</text:span><text:span text:style-name="T9">chunk</text:span><text:span text:style-name="T6">,</text:span> <text:span text:style-name="T9">chunk</text:span> <text:span text:style-name="T10">+</text:span> <text:span text:style-name="T9">array</text:span><text:span text:style-name="T10">.</text:span>length<text:span text:style-name="T11">);</text:span></text:p>
      <text:p text:style-name="P1"><text:span text:style-name="T9">el_down</text:span><text:span text:style-name="T10">.</text:span><text:span text:style-name="T1">innerHTML</text:span> <text:span text:style-name="T10">=</text:span> <text:span text:style-name="T9">array1</text:span> <text:span text:style-name="T10">+</text:span> <text:span text:style-name="T7">' and '</text:span> <text:span text:style-name="T10">+</text:span> <text:span text:style-name="T9">array2</text:span><text:span text:style-name="T11">;</text:span></text:p>
      <text:p text:style-name="P3">}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Standard"/>
      <text:p text:style-name="Standard"/>
      <text:p text:style-name="Standard"/>
      <text:p text:style-name="Standard"/>
      <text:p text:style-name="P6"><text:bookmark text:name="docs-internal-guid-ce0abf1d-7fff-7013-f863-5a91abe7f48b"/><text:span text:style-name="T19">3B. </text:span>Write a JavaScript method that splits an array into parts of determined size.</text:p>
      <text:p text:style-name="Standard"/>
      <text:p text:style-name="P1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oft-page-break/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 </text:p>
      <text:p text:style-name="P1"><text:span text:style-name="T5">style</text:span><text:span text:style-name="T6">=</text:span><text:span text:style-name="T7">"text-align:center;"</text:span> <text:span text:style-name="T5">id</text:span><text:span text:style-name="T6">=</text:span><text:span text:style-name="T7">"body"</text:span><text:span text:style-name="T1">&gt;</text:span></text:p>
      <text:p text:style-name="P1"><text:span text:style-name="T1">&lt;</text:span><text:span text:style-name="T4">h1</text:span> <text:span text:style-name="T5">style</text:span><text:span text:style-name="T6">=</text:span><text:span text:style-name="T7">"color:green;"</text:span><text:span text:style-name="T1">&gt;</text:span> </text:p>
      <text:p text:style-name="P1">Split </text:p>
      <text:p text:style-name="P1"><text:span text:style-name="T1">&lt;/</text:span><text:span text:style-name="T4">h1</text:span><text:span text:style-name="T1">&gt;</text:span></text:p>
      <text:p text:style-name="P1"><text:span text:style-name="T1">&lt;</text:span><text:span text:style-name="T4">p</text:span> <text:span text:style-name="T5">id</text:span><text:span text:style-name="T6">=</text:span><text:span text:style-name="T7">"GFG_UP"</text:span> <text:span text:style-name="T5">style</text:span><text:span text:style-name="T6">=</text:span><text:span text:style-name="T7">"font-size: 16px;"</text:span><text:span text:style-name="T1">&gt;</text:span></text:p>
      <text:p text:style-name="P1"><text:span text:style-name="T1">&lt;/</text:span><text:span text:style-name="T4">p</text:span><text:span text:style-name="T1">&gt;</text:span></text:p>
      <text:p text:style-name="P1"><text:span text:style-name="T1">&lt;</text:span><text:span text:style-name="T4">button</text:span> <text:span text:style-name="T5">onclick</text:span><text:span text:style-name="T6">=</text:span><text:span text:style-name="T7">"</text:span><text:span text:style-name="T13">gfg_Run</text:span><text:span text:style-name="T11">()</text:span><text:span text:style-name="T7">"</text:span><text:span text:style-name="T1">&gt;</text:span></text:p>
      <text:p text:style-name="P1">click here</text:p>
      <text:p text:style-name="P1"><text:span text:style-name="T1">&lt;/</text:span><text:span text:style-name="T4">button</text:span><text:span text:style-name="T1">&gt;</text:span></text:p>
      <text:p text:style-name="P1"><text:span text:style-name="T1">&lt;</text:span><text:span text:style-name="T4">p</text:span> <text:span text:style-name="T5">id</text:span><text:span text:style-name="T6">=</text:span><text:span text:style-name="T7">"GFG_DOWN"</text:span> <text:span text:style-name="T5">style</text:span><text:span text:style-name="T6">=</text:span><text:span text:style-name="T7">"color:green;</text:span></text:p>
      <text:p text:style-name="P5">font-size: 20px; </text:p>
      <text:p text:style-name="P1"><text:span text:style-name="T7">font-weight: bold;"</text:span><text:span text:style-name="T1">&gt;</text:span></text:p>
      <text:p text:style-name="P1"><text:span text:style-name="T1">&lt;/</text:span><text:span text:style-name="T4">p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var</text:span> <text:span text:style-name="T9">el_up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GFG_UP"</text:span><text:span text:style-name="T11">);</text:span></text:p>
      <text:p text:style-name="P1"><text:span text:style-name="T8">var</text:span> <text:span text:style-name="T9">el_down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GFG_DOWN"</text:span><text:span text:style-name="T11">);</text:span></text:p>
      <text:p text:style-name="P1"><text:span text:style-name="T8">var</text:span> <text:span text:style-name="T9">i</text:span><text:span text:style-name="T6">,</text:span> <text:span text:style-name="T9">j</text:span><text:span text:style-name="T6">,</text:span> <text:span text:style-name="T9">chunk</text:span> <text:span text:style-name="T10">=</text:span> <text:span text:style-name="T12">4</text:span><text:span text:style-name="T11">;</text:span></text:p>
      <text:p text:style-name="P1"><text:span text:style-name="T8">var</text:span> <text:span text:style-name="T9">array</text:span> <text:span text:style-name="T10">=</text:span> <text:span text:style-name="T11">[</text:span><text:span text:style-name="T12">1</text:span><text:span text:style-name="T6">,</text:span> <text:span text:style-name="T12">2</text:span><text:span text:style-name="T6">,</text:span> <text:span text:style-name="T12">3</text:span><text:span text:style-name="T6">,</text:span> <text:span text:style-name="T12">4</text:span><text:span text:style-name="T6">,</text:span> <text:span text:style-name="T12">5</text:span><text:span text:style-name="T6">,</text:span> <text:span text:style-name="T12">6</text:span><text:span text:style-name="T6">,</text:span> <text:span text:style-name="T12">7</text:span><text:span text:style-name="T6">,</text:span> <text:span text:style-name="T12">8</text:span><text:span text:style-name="T11">];</text:span></text:p>
      <text:p text:style-name="P1"><text:span text:style-name="T9">el_up</text:span><text:span text:style-name="T10">.</text:span><text:span text:style-name="T1">innerHTML</text:span> <text:span text:style-name="T10">=</text:span> <text:span text:style-name="T9">array</text:span><text:span text:style-name="T11">;</text:span></text:p>
      <text:p text:style-name="P1"><text:span text:style-name="T8">function</text:span> <text:span text:style-name="T13">gfg_Run</text:span><text:span text:style-name="T11">()</text:span> <text:span text:style-name="T11">{</text:span></text:p>
      <text:p text:style-name="P1"><text:span text:style-name="T8">var</text:span> <text:span text:style-name="T9">array1</text:span> <text:span text:style-name="T10">=</text:span> </text:p>
      <text:p text:style-name="P1"><text:span text:style-name="T9">array</text:span><text:span text:style-name="T10">.</text:span><text:span text:style-name="T13">slice</text:span><text:span text:style-name="T11">(</text:span><text:span text:style-name="T12">0</text:span><text:span text:style-name="T6">,</text:span> <text:span text:style-name="T9">chunk</text:span><text:span text:style-name="T11">);</text:span></text:p>
      <text:p text:style-name="P1"><text:span text:style-name="T8">var</text:span> <text:span text:style-name="T9">array2</text:span> <text:span text:style-name="T10">=</text:span></text:p>
      <text:p text:style-name="P1"><text:span text:style-name="T9">array</text:span><text:span text:style-name="T10">.</text:span><text:span text:style-name="T13">slice</text:span><text:span text:style-name="T11">(</text:span><text:span text:style-name="T9">chunk</text:span><text:span text:style-name="T6">,</text:span> <text:span text:style-name="T9">chunk</text:span> <text:span text:style-name="T10">+</text:span> <text:span text:style-name="T9">array</text:span><text:span text:style-name="T10">.</text:span>length<text:span text:style-name="T11">);</text:span></text:p>
      <text:p text:style-name="P1"><text:span text:style-name="T9">el_down</text:span><text:span text:style-name="T10">.</text:span><text:span text:style-name="T1">innerHTML</text:span> <text:span text:style-name="T10">=</text:span> <text:span text:style-name="T9">array1</text:span> <text:span text:style-name="T10">+</text:span> <text:span text:style-name="T7">' and '</text:span> <text:span text:style-name="T10">+</text:span> <text:span text:style-name="T9">array2</text:span><text:span text:style-name="T11">;</text:span></text:p>
      <text:p text:style-name="P3">}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Standard"/>
      <text:p text:style-name="Standard"/>
      <text:p text:style-name="Standard"/>
      <text:p text:style-name="P7"><text:span text:style-name="T19">4A. </text:span><text:bookmark text:name="docs-internal-guid-88115e56-7fff-0f12-f3a9-2ca469fb392a"/><text:span text:style-name="T15">Write a JavaScript program to find the leap years in a given range of years.</text:span></text:p>
      <text:p text:style-name="P7"><text:span text:style-name="T15"/></text:p>
      <text:p text:style-name="P2"><text:span text:style-name="T17">&lt;</text:span><text:span text:style-name="T18">html</text:span><text:span text:style-name="T17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function</text:span> <text:span text:style-name="T13">check_leapyear</text:span><text:span text:style-name="T11">(){</text:span></text:p>
      <text:p text:style-name="P1"><text:span text:style-name="T8">var</text:span> <text:span text:style-name="T9">year</text:span><text:span text:style-name="T11">;</text:span></text:p>
      <text:p text:style-name="P1"><text:span text:style-name="T9">year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year"</text:span><text:span text:style-name="T11">)</text:span><text:span text:style-name="T10">.</text:span><text:span text:style-name="T1">value</text:span><text:span text:style-name="T11">;</text:span></text:p>
      <text:p text:style-name="P1"><text:span text:style-name="T8">if</text:span><text:span text:style-name="T11">(</text:span> <text:span text:style-name="T11">(</text:span><text:span text:style-name="T12">0</text:span> <text:span text:style-name="T10">==</text:span> <text:span text:style-name="T9">year</text:span> <text:span text:style-name="T10">%</text:span> <text:span text:style-name="T12">4</text:span><text:span text:style-name="T11">)</text:span> <text:span text:style-name="T10">&amp;&amp;</text:span> <text:span text:style-name="T11">(</text:span><text:span text:style-name="T12">0</text:span> <text:span text:style-name="T10">!=</text:span> <text:span text:style-name="T9">year</text:span> <text:span text:style-name="T10">%</text:span> <text:span text:style-name="T12">100</text:span><text:span text:style-name="T11">)</text:span> <text:span text:style-name="T10">||</text:span> <text:span text:style-name="T11">(</text:span><text:span text:style-name="T12">0</text:span> <text:span text:style-name="T10">==</text:span> <text:span text:style-name="T9">year</text:span> <text:span text:style-name="T10">%</text:span> <text:span text:style-name="T12">400</text:span><text:span text:style-name="T11">)</text:span> <text:span text:style-name="T11">)</text:span></text:p>
      <text:p text:style-name="P3">{</text:p>
      <text:p text:style-name="P1"><text:span text:style-name="T13">alert</text:span><text:span text:style-name="T11">(</text:span><text:span text:style-name="T9">year</text:span><text:span text:style-name="T10">+</text:span><text:span text:style-name="T7">" is a leap year"</text:span><text:span text:style-name="T11">);</text:span> </text:p>
      <text:p text:style-name="P1"><text:span text:style-name="T11">}</text:span><text:span text:style-name="T6">//three conditions to find out the leap year</text:span></text:p>
      <text:p text:style-name="P8"><text:soft-page-break/>else</text:p>
      <text:p text:style-name="P3">{</text:p>
      <text:p text:style-name="P1"><text:span text:style-name="T13">alert</text:span><text:span text:style-name="T11">(</text:span><text:span text:style-name="T9">year</text:span><text:span text:style-name="T10">+</text:span><text:span text:style-name="T7">" is not a leap year"</text:span><text:span text:style-name="T11">);</text:span> </text:p>
      <text:p text:style-name="P3">}</text:p>
      <text:p text:style-name="P3">}</text:p>
      <text:p text:style-name="P1"><text:span text:style-name="T1">&lt;/</text:span><text:span text:style-name="T4">script</text:span><text:span text:style-name="T1">&gt;</text:span>//three conditions to find out the leap year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h3</text:span><text:span text:style-name="T1">&gt;</text:span>Javascript Program to find leap year<text:span text:style-name="T1">&lt;/</text:span><text:span text:style-name="T4">h3</text:span><text:span text:style-name="T1">&gt;</text:span></text:p>
      <text:p text:style-name="P1"><text:span text:style-name="T1">&lt;</text:span><text:span text:style-name="T4">input</text:span> <text:span text:style-name="T5">type</text:span><text:span text:style-name="T6">=</text:span><text:span text:style-name="T7">"text"</text:span> <text:span text:style-name="T5">id</text:span><text:span text:style-name="T6">=</text:span><text:span text:style-name="T7">"year"</text:span><text:span text:style-name="T1">&gt;&lt;/</text:span><text:span text:style-name="T4">input</text:span><text:span text:style-name="T1">&gt;</text:span></text:p>
      <text:p text:style-name="P1"><text:span text:style-name="T1">&lt;</text:span><text:span text:style-name="T4">button</text:span> <text:span text:style-name="T5">onclick</text:span><text:span text:style-name="T6">=</text:span><text:span text:style-name="T7">"</text:span><text:span text:style-name="T13">check_leapyear</text:span><text:span text:style-name="T11">()</text:span><text:span text:style-name="T7">"</text:span><text:span text:style-name="T1">&gt;</text:span>Check<text:span text:style-name="T1">&lt;/</text:span><text:span text:style-name="T4">button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7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0:32:27.976367921</meta:creation-date>
    <dc:date>2022-05-24T10:42:12.368874701</dc:date>
    <meta:editing-duration>PT9M44S</meta:editing-duration>
    <meta:editing-cycles>1</meta:editing-cycles>
    <meta:document-statistic meta:table-count="0" meta:image-count="0" meta:object-count="0" meta:page-count="5" meta:paragraph-count="174" meta:word-count="552" meta:character-count="3717" meta:non-whitespace-character-count="3326"/>
    <meta:generator>LibreOffice/6.4.7.2$Linux_X86_64 LibreOffice_project/40$Build-2</meta:generator>
  </office:meta>
</office:document-meta>
</file>